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8f5d1"/>
    </style:style>
    <style:style style:name="P2" style:family="paragraph" style:parent-style-name="Text_20_body">
      <style:paragraph-properties fo:margin-top="0in" fo:margin-bottom="0in" loext:contextual-spacing="false" fo:line-height="100%" style:writing-mode="page"/>
      <style:text-properties officeooo:rsid="0018f5d1" officeooo:paragraph-rsid="0018f5d1"/>
    </style:style>
    <style:style style:name="P3" style:family="paragraph" style:parent-style-name="Title">
      <style:paragraph-properties fo:line-height="100%"/>
    </style:style>
    <style:style style:name="P4" style:family="paragraph" style:parent-style-name="Text_20_body">
      <style:paragraph-properties fo:line-height="100%"/>
      <style:text-properties officeooo:rsid="0008535a" officeooo:paragraph-rsid="001374ff"/>
    </style:style>
    <style:style style:name="P5" style:family="paragraph" style:parent-style-name="Text_20_body">
      <style:paragraph-properties fo:line-height="100%"/>
      <style:text-properties fo:font-weight="bold" officeooo:rsid="0008535a" officeooo:paragraph-rsid="001374ff" style:font-weight-asian="bold" style:font-weight-complex="bold"/>
    </style:style>
    <style:style style:name="P6" style:family="paragraph" style:parent-style-name="Text_20_body">
      <style:paragraph-properties fo:line-height="100%"/>
      <style:text-properties fo:font-weight="bold" officeooo:rsid="0016334c" officeooo:paragraph-rsid="0018b7d0" style:font-weight-asian="bold" style:font-weight-complex="bold"/>
    </style:style>
    <style:style style:name="P7" style:family="paragraph" style:parent-style-name="Text_20_body">
      <style:paragraph-properties fo:line-height="100%"/>
      <style:text-properties fo:font-weight="bold" officeooo:rsid="0016334c" officeooo:paragraph-rsid="0016334c" style:font-weight-asian="bold" style:font-weight-complex="bold"/>
    </style:style>
    <style:style style:name="P8" style:family="paragraph" style:parent-style-name="Text_20_body">
      <style:paragraph-properties fo:line-height="100%"/>
      <style:text-properties fo:font-style="italic" fo:font-weight="bold" officeooo:rsid="000e62f4" officeooo:paragraph-rsid="000e62f4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line-height="100%"/>
      <style:text-properties officeooo:paragraph-rsid="000e62f4"/>
    </style:style>
    <style:style style:name="P10" style:family="paragraph" style:parent-style-name="Text_20_body">
      <style:paragraph-properties fo:line-height="100%"/>
      <style:text-properties officeooo:paragraph-rsid="000eeff7"/>
    </style:style>
    <style:style style:name="P11" style:family="paragraph" style:parent-style-name="Text_20_body">
      <style:paragraph-properties fo:line-height="100%"/>
      <style:text-properties officeooo:paragraph-rsid="00102211"/>
    </style:style>
    <style:style style:name="P12" style:family="paragraph" style:parent-style-name="Text_20_body">
      <style:paragraph-properties fo:line-height="100%"/>
      <style:text-properties officeooo:paragraph-rsid="0018b7d0"/>
    </style:style>
    <style:style style:name="P13" style:family="paragraph" style:parent-style-name="Subtitle">
      <style:paragraph-properties fo:line-height="100%"/>
      <style:text-properties officeooo:rsid="0014341c" officeooo:paragraph-rsid="0014341c"/>
    </style:style>
    <style:style style:name="P14" style:family="paragraph" style:parent-style-name="Subtitle">
      <style:paragraph-properties fo:line-height="100%"/>
      <style:text-properties officeooo:rsid="0016334c" officeooo:paragraph-rsid="0016334c"/>
    </style:style>
    <style:style style:name="P15" style:family="paragraph" style:parent-style-name="Subtitle">
      <style:paragraph-properties fo:line-height="100%"/>
    </style:style>
    <style:style style:name="P16" style:family="paragraph" style:parent-style-name="Text_20_body">
      <style:paragraph-properties fo:line-height="100%"/>
      <style:text-properties fo:font-style="normal" fo:font-weight="normal" officeooo:rsid="000e62f4" officeooo:paragraph-rsid="000e62f4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line-height="100%"/>
      <style:text-properties fo:font-style="normal" fo:font-weight="normal" officeooo:rsid="000e62f4" officeooo:paragraph-rsid="000e62f4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paragraph-properties fo:line-height="100%"/>
      <style:text-properties officeooo:paragraph-rsid="000eeff7"/>
    </style:style>
    <style:style style:name="P19" style:family="paragraph" style:parent-style-name="Text_20_body" style:list-style-name="L3">
      <style:paragraph-properties fo:line-height="100%"/>
      <style:text-properties officeooo:paragraph-rsid="00102211"/>
    </style:style>
    <style:style style:name="P20" style:family="paragraph" style:parent-style-name="Heading_20_2">
      <style:paragraph-properties fo:line-height="100%"/>
      <style:text-properties officeooo:rsid="000e62f4" officeooo:paragraph-rsid="000e62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af81" style:font-weight-asian="bold" style:font-weight-complex="bold"/>
    </style:style>
    <style:style style:name="T3" style:family="text">
      <style:text-properties fo:font-weight="bold" officeooo:rsid="0018f5d1" style:font-weight-asian="bold" style:font-weight-complex="bold"/>
    </style:style>
    <style:style style:name="T4" style:family="text">
      <style:text-properties fo:font-weight="bold" officeooo:rsid="000cedcb" style:font-weight-asian="bold" style:font-weight-complex="bold"/>
    </style:style>
    <style:style style:name="T5" style:family="text">
      <style:text-properties officeooo:rsid="0018f5d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f5d1" style:font-weight-asian="normal" style:font-weight-complex="normal"/>
    </style:style>
    <style:style style:name="T8" style:family="text">
      <style:text-properties fo:font-weight="normal" officeooo:rsid="0016334c" style:font-weight-asian="normal" style:font-weight-complex="normal"/>
    </style:style>
    <style:style style:name="T9" style:family="text">
      <style:text-properties fo:font-weight="normal" officeooo:rsid="0019af81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6334c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cedcb" style:font-style-asian="normal" style:font-style-complex="normal"/>
    </style:style>
    <style:style style:name="T14" style:family="text">
      <style:text-properties fo:font-style="normal" officeooo:rsid="001374f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62f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9af8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9af81" style:font-style-asian="normal" style:font-weight-asian="bold" style:font-style-complex="normal" style:font-weight-complex="bold"/>
    </style:style>
    <style:style style:name="T19" style:family="text">
      <style:text-properties officeooo:rsid="0019af81"/>
    </style:style>
    <style:style style:name="T20" style:family="text">
      <style:text-properties officeooo:rsid="001b31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mie Gordon</text:p>
      <text:p text:style-name="P15">Education</text:p>
      <text:p text:style-name="P4"><text:span text:style-name="T4">2010-2015 – </text:span><text:span text:style-name="T1">Computer Science, BS</text:span><text:span text:style-name="T6">, </text:span><text:span text:style-name="T10">University of North Florida</text:span><text:span text:style-name="T15">, Jacksonville, 3.85 GPA. Dean’s List</text:span></text:p>
      <text:p text:style-name="P5"><text:span text:style-name="T13">2006-2010</text:span><text:span text:style-name="T14"> – I</text:span><text:span text:style-name="T12">nternational Baccalaureate Program</text:span><text:span text:style-name="T15">, </text:span><text:span text:style-name="T10">Spruce Creek High School</text:span><text:span text:style-name="T15">, Port Orange, 4.65 GPA. Summa cum Laude</text:span></text:p>
      <text:p text:style-name="P15">Experience</text:p>
      <text:h text:style-name="P20" text:outline-level="2">ROI Revolution</text:h>
      <text:p text:style-name="P8"><text:span text:style-name="T12">2013-Present</text:span><text:span text:style-name="T15">, </text:span><text:span text:style-name="T6">Orlando, FL </text:span><text:span text:style-name="T12">Software Engineer</text:span></text:p>
      <text:p text:style-name="P16"><text:span text:style-name="T20">W</text:span>ork<text:span text:style-name="T20">ed</text:span> on tools to help analysts improve online advertising results for ROI’s clients.</text:p>
      <text:p text:style-name="P9"><text:span text:style-name="T18">PUSH – </text:span><text:span text:style-name="T16">An </text:span><text:span text:style-name="T17">a</text:span><text:span text:style-name="T16">pplication for managing client product feeds. </text:span></text:p>
      <text:list xml:id="list1283166933" text:style-name="L1">
        <text:list-item>
          <text:p text:style-name="P17">Designed system for downloading and parsing different types of feeds (csv, XML, etc.) from various sources like URLs, FTP locations, and shopping cart APIs </text:p>
        </text:list-item>
        <text:list-item>
          <text:p text:style-name="P17">Built process for users to transform these raw feeds into feeds structured for Google, Bing, and other advertising platforms. </text:p>
        </text:list-item>
        <text:list-item>
          <text:p text:style-name="P17">Automated loading, transforming, and submission of feeds on a scheduled basis using background workers.</text:p>
        </text:list-item>
      </text:list>
      <text:p text:style-name="P10"><text:span text:style-name="T2">YARD – </text:span>A <text:span text:style-name="T19">s</text:span>ystem in Elixir for warehousing of Amazon Sponsored Products sales data. </text:p>
      <text:list xml:id="list3796463289" text:style-name="L2">
        <text:list-item>
          <text:p text:style-name="P18">Downloads and stores historical cost and sales data for various Amazon advertising platforms. </text:p>
        </text:list-item>
        <text:list-item>
          <text:p text:style-name="P18">Parallelized daily report downloads as quickly as possible through Amazon’s APIs. </text:p>
        </text:list-item>
        <text:list-item>
          <text:p text:style-name="P18">Also provided an internal API for querying and aggregating overtime sales data for reporting and analysis.</text:p>
        </text:list-item>
      </text:list>
      <text:p text:style-name="P11"><text:span text:style-name="T2">EDGE</text:span><text:span text:style-name="T9"> </text:span><text:span text:style-name="T2">–</text:span><text:span text:style-name="T9"> </text:span><text:span text:style-name="T6">A </text:span>Rails Application that automates campaign buildouts for Google AdWords and Bing Adcenter. </text:p>
      <text:list xml:id="list250909320" text:style-name="L3">
        <text:list-item>
          <text:p text:style-name="P19">Added interface for seeing unposted campaign elements and managing conflicts.</text:p>
        </text:list-item>
        <text:list-item>
          <text:p text:style-name="P19">Overhauled interface design when upgrading Bootstrap framework from 2 to 3. </text:p>
        </text:list-item>
        <text:list-item>
          <text:p text:style-name="P19">Refactored monolithic database models. </text:p>
        </text:list-item>
      </text:list>
      <text:p text:style-name="P13">Skills</text:p>
      <text:p text:style-name="P7">Ruby<text:span text:style-name="T6"> – Significant experience with Ruby on Rails &amp; Jruby</text:span></text:p>
      <text:p text:style-name="P7">Elixir<text:span text:style-name="T6"> – Experienced with concurrency concepts like GenStage &amp; Flow as well as GenServers and Applications.</text:span></text:p>
      <text:p text:style-name="P7">Postgresql<text:span text:style-name="T6"> – Projects are very read &amp; write heavy and deal with large data</text:span></text:p>
      <text:p text:style-name="P7">Other Langauges<text:span text:style-name="T6"> – Java, Javascript (Node), HTML, CSS</text:span></text:p>
      <text:p text:style-name="P7">Tools<text:span text:style-name="T6"> – Git &amp; GitHub, Amazon AWS</text:span></text:p>
      <text:p text:style-name="P7">OS<text:span text:style-name="T6"> – Windows, Ubuntu Linux, Mac OSX</text:span></text:p>
      <text:p text:style-name="P7">Software<text:span text:style-name="T6"> – Word, Excel, and PowerPoint</text:span></text:p>
      <text:p text:style-name="P14"><text:soft-page-break/>Publications</text:p>
      <text:p text:style-name="P6"><text:span text:style-name="T6">B. Seyed-Abbassi and J. Gordon, “Distributed XML with tag shuffling in cloud computing,” in WORLDCOMP’15 </text:span><text:span text:style-name="T10">Proceedings of the 2015 International Conference on Grid &amp; Cloud Computing &amp; Applications (GCA 2015)</text:span><text:span text:style-name="T6">, Las Vegas Nevada, USA, Jul. 2015, pp. 43–49. [Online]. Available: </text:span><text:a xlink:type="simple" xlink:href="http://www.world-academy-of-science.org/" text:style-name="Internet_20_link" text:visited-style-name="Visited_20_Internet_20_Link"><text:span text:style-name="T6">www.world-academy-of-science.org</text:span></text:a></text:p>
      <text:p text:style-name="P12"><text:span text:style-name="T8">J. S. Gordon and R. Roggio,“</text:span><text:span text:style-name="T6">A Comparison of Software Testing Using the Object-Oriented Paradigm and Traditional Testing</text:span><text:span text:style-name="T8">,” </text:span><text:span text:style-name="T11">Journal of Information Systems Applied Research (JISAR 2014)</text:span><text:span text:style-name="T8">, vol. 7, no.2,pp.39–49,2014.[Online].Available: </text:span><text:a xlink:type="simple" xlink:href="http://www.jisar.org/2014-7/N2/JISARv7n2p39.html" text:style-name="Internet_20_link" text:visited-style-name="Visited_20_Internet_20_Link"><text:span text:style-name="T8">http://www.jisar.org/2014-7/N2/JISARv7n2p39.html</text:span></text:a></text:p>
      <text:p text:style-name="P12"><text:span text:style-name="T8">R. F. Roggio, J. S. Gordon, and J. R. Comer, “Taxonomy of common software testing terminology: Framework for key software engineering testing concepts,” J</text:span><text:span text:style-name="T11">ournal of Information Systems Applied Research (JISAR 2014)</text:span><text:span text:style-name="T8">, vol. 7, no. 2, pp. 4–12, 2014. [Online]. Available: </text:span><text:a xlink:type="simple" xlink:href="http://www.jisar.org/2014-7/N2/JISARv7n2p4.html" text:style-name="Internet_20_link" text:visited-style-name="Visited_20_Internet_20_Link"><text:span text:style-name="T8">http://www.jisar.org/2014-7/N2/JISARv7n2p4.html</text:span></text:a></text:p>
      <text:p text:style-name="P12"><text:span text:style-name="T8">J. S. Gordon and R. F. Roggio, “A comparison of software testing using the object-oriented paradigm and traditional testing,” in </text:span><text:span text:style-name="T11">2013 Proceedings of the Conference for Information Systems Applied Research (CONISAR 2013)</text:span><text:span text:style-name="T8">, San Antonio Texas, USA, Nov. 2013. [Online]. Available: </text:span><text:a xlink:type="simple" xlink:href="http://proc.conisar.org/2013/pdf/2813.pdf" text:style-name="Internet_20_link" text:visited-style-name="Visited_20_Internet_20_Link"><text:span text:style-name="T8">http://proc.conisar.org/2013/pdf/2813.pdf</text:span></text:a></text:p>
      <text:p text:style-name="P12"><text:span text:style-name="T8">R. F. Roggio, J. S. Gordon, and J. R. Comer, “Taxonomy of common software testing terminology: Framework for key software engineering testing concepts,” in </text:span><text:span text:style-name="T11">2013 Proceedings of the Conference for Information Systems Applied Research (CONISAR 2013)</text:span><text:span text:style-name="T8">, San Antonio Texas, USA, Nov. 2013. [Online]. Available: </text:span><text:a xlink:type="simple" xlink:href="http://proc.conisar.org/2013/pdf/2822.pdf" text:style-name="Internet_20_link" text:visited-style-name="Visited_20_Internet_20_Link"><text:span text:style-name="T8">http://proc.conisar.org/2013/pdf/2822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end" style:justify-single-word="false"/>
      <style:text-properties fo:font-size="28pt" fo:font-weight="bold" officeooo:rsid="0008535a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 style:writing-mode="page">
        <style:tab-stops/>
      </style:paragraph-properties>
      <style:text-properties fo:text-transform="uppercas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loext:contextual-spacing="false" fo:text-align="center" style:justify-single-word="false" style:page-number="auto" fo:padding="0.0201in" fo:border-left="none" fo:border-right="none" fo:border-top="0.06pt solid #579835" fo:border-bottom="0.06pt solid #579835" style:shadow="none" style:writing-mode="page">
        <style:tab-stops/>
      </style:paragraph-properties>
      <style:text-properties fo:color="#579835" fo:font-size="16pt" fo:background-color="#ffffff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8f5d1"/>
    </style:style>
    <style:style style:name="MP2" style:family="paragraph" style:parent-style-name="Text_20_body">
      <style:paragraph-properties fo:margin-top="0in" fo:margin-bottom="0in" loext:contextual-spacing="false" fo:line-height="100%" style:writing-mode="page"/>
      <style:text-properties officeooo:rsid="0018f5d1" officeooo:paragraph-rsid="0018f5d1"/>
    </style:style>
    <style:style style:name="MT1" style:family="text">
      <style:text-properties fo:font-weight="bold" officeooo:rsid="0019af81" style:font-weight-asian="bold" style:font-weight-complex="bold"/>
    </style:style>
    <style:style style:name="MT2" style:family="text">
      <style:text-properties fo:font-weight="bold" officeooo:rsid="0018f5d1" style:font-weight-asian="bold" style:font-weight-complex="bold"/>
    </style:style>
    <style:style style:name="MT3" style:family="text">
      <style:text-properties officeooo:rsid="0018f5d1"/>
    </style:style>
    <style:style style:name="MT4" style:family="text">
      <style:text-properties fo:font-weight="normal" officeooo:rsid="0018f5d1" style:font-weight-asian="normal" style:font-weight-complex="normal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ddress: </text:span>4469 Drayton Lane – Oviedo, FL 32765<text:tab/><text:tab/></text:p>
        <text:p text:style-name="MP1"><text:span text:style-name="MT2">Phone: </text:span><text:span text:style-name="MT3">+1 (386) 852-0156<text:tab/></text:span><text:span text:style-name="MT2">Email</text:span><text:span text:style-name="MT3">: </text:span><text:a xlink:type="simple" xlink:href="mailto:jamiesgordon@gmail.com" text:style-name="Internet_20_link" text:visited-style-name="Visited_20_Internet_20_Link"><text:span text:style-name="MT4">jamiesgordon@gmail.com</text:span></text:a></text:p>
        <text:p text:style-name="MP2"><text:span text:style-name="MT5">GitHub</text:span><text:span text:style-name="MT6">: </text:span><text:a xlink:type="simple" xlink:href="http://github.com/gellaho" text:style-name="Internet_20_link" text:visited-style-name="Visited_20_Internet_20_Link"><text:span text:style-name="MT6">http://github.com/gellaho</text:span></text:a><text:span text:style-name="MT6"><text:tab/></text:span><text:span text:style-name="MT5">LinkedIn</text:span><text:span text:style-name="MT6">: </text:span><text:a xlink:type="simple" xlink:href="https://www.linkedin.com/in/jamiesgordon/" text:style-name="Internet_20_link" text:visited-style-name="Visited_20_Internet_20_Link"><text:span text:style-name="MT6">https://www.linkedin.com/in/jamiesgordon/</text:span></text:a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8:41:08.601000000</meta:creation-date>
    <dc:date>2018-06-12T14:27:43.583000000</dc:date>
    <meta:editing-duration>PT32M1S</meta:editing-duration>
    <meta:editing-cycles>8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37" meta:word-count="498" meta:character-count="3651" meta:non-whitespace-character-count="3178"/>
  </office:meta>
</office:document-meta>
</file>